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 Fallback" officeooo:rsid="000876bf" officeooo:paragraph-rsid="000876bf"/>
    </style:style>
    <style:style style:name="P2" style:family="paragraph" style:parent-style-name="Standard">
      <style:text-properties style:font-name="Droid Sans Fallback" officeooo:rsid="000876bf" officeooo:paragraph-rsid="000c876a"/>
    </style:style>
    <style:style style:name="P3" style:family="paragraph" style:parent-style-name="Standard">
      <style:text-properties style:font-name="Droid Sans Fallback" officeooo:rsid="0009b789" officeooo:paragraph-rsid="0009b789"/>
    </style:style>
    <style:style style:name="P4" style:family="paragraph" style:parent-style-name="Standard">
      <style:text-properties style:font-name="Droid Sans Fallback" officeooo:rsid="000b750a" officeooo:paragraph-rsid="000b750a"/>
    </style:style>
    <style:style style:name="P5" style:family="paragraph" style:parent-style-name="Standard">
      <style:text-properties style:font-name="Droid Sans Fallback" officeooo:rsid="000b750a" officeooo:paragraph-rsid="000c876a"/>
    </style:style>
    <style:style style:name="P6" style:family="paragraph" style:parent-style-name="Standard">
      <style:text-properties style:font-name="Droid Sans Fallback" officeooo:rsid="000c876a" officeooo:paragraph-rsid="000c876a"/>
    </style:style>
    <style:style style:name="P7" style:family="paragraph" style:parent-style-name="Standard">
      <style:text-properties style:font-name="Droid Sans Fallback" officeooo:rsid="000d54fb" officeooo:paragraph-rsid="000d54fb"/>
    </style:style>
    <style:style style:name="P8" style:family="paragraph" style:parent-style-name="Standard">
      <style:text-properties style:font-name="Droid Sans Fallback" officeooo:rsid="000e3ac3" officeooo:paragraph-rsid="000e3ac3"/>
    </style:style>
    <style:style style:name="P9" style:family="paragraph" style:parent-style-name="Standard">
      <style:text-properties style:font-name="Droid Sans Fallback" officeooo:rsid="000f050b" officeooo:paragraph-rsid="000f050b"/>
    </style:style>
    <style:style style:name="P10" style:family="paragraph" style:parent-style-name="Standard">
      <style:text-properties style:font-name="Droid Sans Fallback" officeooo:rsid="000b750a" officeooo:paragraph-rsid="000b750a"/>
    </style:style>
    <style:style style:name="P11" style:family="paragraph" style:parent-style-name="Standard">
      <style:text-properties style:font-name="Droid Sans Fallback" officeooo:rsid="00105760" officeooo:paragraph-rsid="00105760"/>
    </style:style>
    <style:style style:name="T1" style:family="text">
      <style:text-properties officeooo:rsid="0009b789"/>
    </style:style>
    <style:style style:name="T2" style:family="text">
      <style:text-properties officeooo:rsid="000c0b17"/>
    </style:style>
    <style:style style:name="T3" style:family="text">
      <style:text-properties officeooo:rsid="000c876a"/>
    </style:style>
    <style:style style:name="T4" style:family="text">
      <style:text-properties officeooo:rsid="000d54fb"/>
    </style:style>
    <style:style style:name="T5" style:family="text">
      <style:text-properties officeooo:rsid="000ddc00"/>
    </style:style>
    <style:style style:name="T6" style:family="text">
      <style:text-properties officeooo:rsid="000e3ac3"/>
    </style:style>
    <style:style style:name="T7" style:family="text">
      <style:text-properties officeooo:rsid="001048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ERATION PLAN</text:p>
      <text:p text:style-name="P1"/>
      <text:p text:style-name="P1">ITERATION ONE:</text:p>
      <text:p text:style-name="P1">“the user should be able to see all current, published posts”</text:p>
      <text:p text:style-name="P2">“the user should be able to filter posts by category”<text:line-break/>“the user should be able to click links to view static web pages as modals”</text:p>
      <text:p text:style-name="P1"/>
      <text:p text:style-name="P7">Create Database - <text:span text:style-name="T5">Chandler</text:span></text:p>
      <text:p text:style-name="P1"><text:span text:style-name="T4">Create </text:span>Dummy Data - <text:span text:style-name="T5">Chandler</text:span></text:p>
      <text:p text:style-name="P1">DAO Implementation - <text:span text:style-name="T5">All</text:span></text:p>
      <text:p text:style-name="P1">Home Controller <text:span text:style-name="T4">Maps - All</text:span></text:p>
      <text:p text:style-name="P1">Home Page</text:p>
      <text:p text:style-name="P1"/>
      <text:p text:style-name="P1">DUE: <text:span text:style-name="T3">Monday, Nov 9</text:span>, EOD, bitches</text:p>
      <text:p text:style-name="P1"/>
      <text:p text:style-name="P8">Postmortem:</text:p>
      <text:p text:style-name="P8"/>
      <text:p text:style-name="P8">Iteration completed Wed morning. Troubles implementing hibernate – moved to JDBC. Completed unit tests for DAO, not part of iteration plan, but proved valuable. </text:p>
      <text:p text:style-name="P1"/>
      <text:p text:style-name="P1">*~*~*~*~*~*~*~*~*~*~*</text:p>
      <text:p text:style-name="P1"/>
      <text:p text:style-name="P1">ITERATION TWO:</text:p>
      <text:p text:style-name="P1"/>
      <text:p text:style-name="P1">“<text:span text:style-name="T1">ghostie should be able to write a blog post”</text:span></text:p>
      <text:p text:style-name="P5">“ghostie should be able to submit a post for approval”</text:p>
      <text:p text:style-name="P5">“<text:span text:style-name="T2">admin should get an email when there is a blog post ready for review”</text:span></text:p>
      <text:p text:style-name="P5">“ghostie should be able to edit their own unsubmitted blog posts”</text:p>
      <text:p text:style-name="P5"/>
      <text:p text:style-name="P3">Learn TinyMCE</text:p>
      <text:p text:style-name="P4">Blog Controller</text:p>
      <text:p text:style-name="P4">Blog Page</text:p>
      <text:p text:style-name="P1"/>
      <text:p text:style-name="P3">DUE: <text:span text:style-name="T6">Thursday</text:span>, Nov <text:span text:style-name="T3">12</text:span>, EOD, bitches</text:p>
      <text:p text:style-name="P3"/>
      <text:p text:style-name="P9">Postmortem:</text:p>
      <text:p text:style-name="P9"/>
      <text:p text:style-name="P9">Iteration completed Thursday at noon. Learned about asynchronous requests in javaScript and how to manage them. Successfully implemented TinyMCE. <text:s/>Implemented mandrill to send automatic email to admin when blogs are submitted. This iteration was ahead of schedule.</text:p>
      <text:p text:style-name="P3"/>
      <text:p text:style-name="P3">*~*~*~*~*~*~*~*~*~*~*</text:p>
      <text:p text:style-name="P4"><text:soft-page-break/></text:p>
      <text:p text:style-name="P4">ITERATION <text:span text:style-name="T3">THREE</text:span>:</text:p>
      <text:p text:style-name="P4">“admin should be able to write a blog post”</text:p>
      <text:p text:style-name="P4">“admin should be able to edit an unpublished blog post”</text:p>
      <text:p text:style-name="P4">“admin should be able to approve submitted posts”</text:p>
      <text:p text:style-name="P5">“admin should be able to write a web page”</text:p>
      <text:p text:style-name="P5">“<text:span text:style-name="T2">admin should be able to delete static pages”</text:span></text:p>
      <text:p text:style-name="P5">“<text:span text:style-name="T2">admin should be able to edit a web page”</text:span></text:p>
      <text:p text:style-name="P4"/>
      <text:p text:style-name="P4">Blog-Admin Controller</text:p>
      <text:p text:style-name="P4">Blog-Admin Page</text:p>
      <text:p text:style-name="P4"/>
      <text:p text:style-name="P4">DUE: <text:span text:style-name="T7">Monday</text:span>, Nov <text:span text:style-name="T7">16</text:span>, EOD, bitches</text:p>
      <text:p text:style-name="P4"/>
      <text:p text:style-name="P11">Iteration completed on time, bitches. Avoided asynchronous trouble due to past experience. <text:s/>This iteration went smoothly due to experiences in previous iterations. Shoulder shrug, needs moar opery.</text:p>
      <text:p text:style-name="P4"/>
      <text:p text:style-name="P4">*~*~*~*~*~*~*~*~*~*~*~*</text:p>
      <text:p text:style-name="P4"/>
      <text:p text:style-name="P4">ITERATION F<text:span text:style-name="T3">OUR</text:span>:</text:p>
      <text:p text:style-name="P4">“<text:span text:style-name="T3">admin and ghostie should be able to log in”</text:span></text:p>
      <text:p text:style-name="P6"/>
      <text:p text:style-name="P6">DUE: Mon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09:24:24.833094116</meta:creation-date>
    <dc:date>2015-11-16T15:14:04.731001806</dc:date>
    <meta:editing-duration>PT21M4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40" meta:word-count="294" meta:character-count="1823" meta:non-whitespace-character-count="1565"/>
  </office:meta>
</office:document-meta>
</file>